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3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cm" svg:stroke-color="#000000" draw:marker-start-width="0.2cm" draw:marker-end-width="0.2cm" draw:fill="solid" draw:textarea-horizontal-align="center" draw:textarea-vertical-align="middle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4pt"/>
    </style:style>
    <style:style style:name="P2" style:family="paragraph">
      <loext:graphic-properties draw:fill-color="#d0d0d0"/>
      <style:paragraph-properties fo:text-align="center" style:writing-mode="lr-tb"/>
      <style:text-properties style:font-name="Liberation Serif" fo:font-size="4pt"/>
    </style:style>
    <style:style style:name="P3" style:family="paragraph">
      <loext:graphic-properties draw:fill-color="#b2b2b2"/>
      <style:paragraph-properties fo:text-align="center" style:writing-mode="lr-tb"/>
      <style:text-properties style:font-name="Liberation Serif" fo:font-size="4pt"/>
    </style:style>
    <style:style style:name="P4" style:family="paragraph">
      <loext:graphic-properties draw:fill-color="#999999"/>
      <style:paragraph-properties fo:text-align="center" style:writing-mode="lr-tb"/>
      <style:text-properties style:font-name="Liberation Serif" fo:font-size="4pt"/>
    </style:style>
    <style:style style:name="P5" style:family="paragraph">
      <loext:graphic-properties draw:fill="solid"/>
      <style:paragraph-properties fo:text-align="center"/>
      <style:text-properties fo:font-size="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2" style:family="paragraph">
      <style:paragraph-properties fo:text-align="start"/>
      <style:text-properties fo:font-size="8p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Liberation Serif" fo:font-size="8pt"/>
    </style:style>
    <style:style style:name="T1" style:family="text">
      <style:text-properties style:font-name="Liberation Serif" fo:font-size="4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0.155cm" svg:height="0.381cm" svg:x="3.737cm" svg:y="0.88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54cm" svg:height="0.381cm" svg:x="3.892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046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201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54cm" svg:height="0.381cm" svg:x="4.356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511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666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821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976cm" svg:y="0.8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5.131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28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44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59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7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90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06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6.214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6.367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522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156cm" svg:height="0.381cm" svg:x="6.676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832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987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7.141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7.296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156cm" svg:height="0.381cm" svg:x="7.4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7.60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7.76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7.91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156cm" svg:height="0.381cm" svg:x="8.069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8.225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8.38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8.534cm" svg:y="0.8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511cm" svg:y="3.5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666cm" svg:y="3.5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821cm" svg:y="3.5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976cm" svg:y="3.5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5.131cm" svg:y="3.5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154cm" svg:height="0.381cm" svg:x="4.356cm" svg:y="3.58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155cm" svg:height="0.381cm" svg:x="3.737cm" svg:y="1.78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54cm" svg:height="0.381cm" svg:x="3.892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046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201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54cm" svg:height="0.381cm" svg:x="4.356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511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666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821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976cm" svg:y="1.7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5.131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285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44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595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75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905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06cm" svg:y="1.7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155cm" svg:height="0.381cm" svg:x="4.201cm" svg:y="2.68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54cm" svg:height="0.381cm" svg:x="4.356cm" svg:y="2.6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156cm" svg:height="0.381cm" svg:x="4.51cm" svg:y="2.6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666cm" svg:y="2.6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821cm" svg:y="2.6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976cm" svg:y="2.6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595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5.75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904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059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6.214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156cm" svg:height="0.381cm" svg:x="6.369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6.525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54cm" svg:height="0.381cm" svg:x="5.131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285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55cm" svg:height="0.381cm" svg:x="5.44cm" svg:y="2.686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3.892cm" svg:y1="0.708cm" svg:x2="3.892cm" svg:y2="0.885cm">
          <text:p/>
        </draw:line>
        <draw:line draw:style-name="gr9" draw:text-style-name="P5" draw:layer="layout" svg:x1="5.132cm" svg:y1="0.709cm" svg:x2="5.132cm" svg:y2="0.886cm">
          <text:p/>
        </draw:line>
        <draw:line draw:style-name="gr9" draw:text-style-name="P5" draw:layer="layout" svg:x1="8.688cm" svg:y1="0.708cm" svg:x2="8.688cm" svg:y2="0.885cm">
          <text:p/>
        </draw:line>
        <draw:line draw:style-name="gr9" draw:text-style-name="P5" draw:layer="layout" svg:x1="3.89cm" svg:y1="0.708cm" svg:x2="8.688cm" svg:y2="0.708cm">
          <text:p/>
        </draw:line>
        <draw:frame draw:style-name="gr10" draw:text-style-name="P7" draw:layer="layout" svg:width="0.477cm" svg:height="0.627cm" svg:x="4.575cm" svg:y="0.427cm">
          <draw:text-box>
            <text:p text:style-name="P6"><text:span text:style-name="T2">8-bit</text:span></text:p>
          </draw:text-box>
        </draw:frame>
        <draw:frame draw:style-name="gr10" draw:text-style-name="P8" draw:layer="layout" svg:width="0.684cm" svg:height="0.627cm" svg:x="5.285cm" svg:y="0.428cm">
          <draw:text-box>
            <text:p><text:span text:style-name="T2">23-bit</text:span></text:p>
          </draw:text-box>
        </draw:frame>
        <draw:line draw:style-name="gr9" draw:text-style-name="P9" draw:layer="layout" svg:x1="3.892cm" svg:y1="1.608cm" svg:x2="3.892cm" svg:y2="1.785cm">
          <text:p/>
        </draw:line>
        <draw:line draw:style-name="gr9" draw:text-style-name="P9" draw:layer="layout" svg:x1="5.132cm" svg:y1="1.609cm" svg:x2="5.132cm" svg:y2="1.786cm">
          <text:p/>
        </draw:line>
        <draw:line draw:style-name="gr9" draw:text-style-name="P9" draw:layer="layout" svg:x1="6.213cm" svg:y1="1.608cm" svg:x2="6.213cm" svg:y2="1.785cm">
          <text:p/>
        </draw:line>
        <draw:line draw:style-name="gr9" draw:text-style-name="P9" draw:layer="layout" svg:x1="3.892cm" svg:y1="1.608cm" svg:x2="6.214cm" svg:y2="1.608cm">
          <text:p/>
        </draw:line>
        <draw:frame draw:style-name="gr11" draw:text-style-name="P11" draw:layer="layout" svg:width="0.477cm" svg:height="0.627cm" svg:x="4.577cm" svg:y="1.327cm">
          <draw:text-box>
            <text:p text:style-name="P10"><text:span text:style-name="T2">8-bit</text:span></text:p>
          </draw:text-box>
        </draw:frame>
        <draw:frame draw:style-name="gr11" draw:text-style-name="P8" draw:layer="layout" svg:width="0.484cm" svg:height="0.627cm" svg:x="5.285cm" svg:y="1.328cm">
          <draw:text-box>
            <text:p><text:span text:style-name="T2">7-bit</text:span></text:p>
          </draw:text-box>
        </draw:frame>
        <draw:line draw:style-name="gr9" draw:text-style-name="P9" draw:layer="layout" svg:x1="4.358cm" svg:y1="2.508cm" svg:x2="4.358cm" svg:y2="2.685cm">
          <text:p/>
        </draw:line>
        <draw:line draw:style-name="gr9" draw:text-style-name="P9" draw:layer="layout" svg:x1="5.132cm" svg:y1="2.509cm" svg:x2="5.132cm" svg:y2="2.686cm">
          <text:p/>
        </draw:line>
        <draw:line draw:style-name="gr9" draw:text-style-name="P9" draw:layer="layout" svg:x1="6.679cm" svg:y1="2.508cm" svg:x2="6.679cm" svg:y2="2.685cm">
          <text:p/>
        </draw:line>
        <draw:line draw:style-name="gr9" draw:text-style-name="P9" draw:layer="layout" svg:x1="4.358cm" svg:y1="2.508cm" svg:x2="6.679cm" svg:y2="2.508cm">
          <text:p/>
        </draw:line>
        <draw:frame draw:style-name="gr10" draw:text-style-name="P11" draw:layer="layout" svg:width="0.508cm" svg:height="0.627cm" svg:x="4.575cm" svg:y="2.227cm">
          <draw:text-box>
            <text:p text:style-name="P10"><text:span text:style-name="T2">5-bit</text:span></text:p>
          </draw:text-box>
        </draw:frame>
        <draw:frame draw:style-name="gr12" draw:text-style-name="P8" draw:layer="layout" svg:width="0.611cm" svg:height="0.627cm" svg:x="5.285cm" svg:y="2.228cm">
          <draw:text-box>
            <text:p><text:span text:style-name="T2">10-bit</text:span></text:p>
          </draw:text-box>
        </draw:frame>
        <draw:line draw:style-name="gr9" draw:text-style-name="P9" draw:layer="layout" svg:x1="4.51cm" svg:y1="3.408cm" svg:x2="4.51cm" svg:y2="3.585cm">
          <text:p/>
        </draw:line>
        <draw:line draw:style-name="gr9" draw:text-style-name="P9" draw:layer="layout" svg:x1="5.132cm" svg:y1="3.409cm" svg:x2="5.132cm" svg:y2="3.586cm">
          <text:p/>
        </draw:line>
        <draw:line draw:style-name="gr9" draw:text-style-name="P9" draw:layer="layout" svg:x1="5.285cm" svg:y1="3.408cm" svg:x2="5.285cm" svg:y2="3.585cm">
          <text:p/>
        </draw:line>
        <draw:line draw:style-name="gr9" draw:text-style-name="P9" draw:layer="layout" svg:x1="4.51cm" svg:y1="3.408cm" svg:x2="5.285cm" svg:y2="3.408cm">
          <text:p/>
        </draw:line>
        <draw:frame draw:style-name="gr10" draw:text-style-name="P11" draw:layer="layout" svg:width="0.508cm" svg:height="0.627cm" svg:x="4.577cm" svg:y="3.127cm">
          <draw:text-box>
            <text:p text:style-name="P10"><text:span text:style-name="T2">4-bit</text:span></text:p>
          </draw:text-box>
        </draw:frame>
        <draw:frame draw:style-name="gr10" draw:text-style-name="P8" draw:layer="layout" svg:width="0.483cm" svg:height="0.627cm" svg:x="5.286cm" svg:y="3.128cm">
          <draw:text-box>
            <text:p><text:span text:style-name="T2">1-bit</text:span></text:p>
          </draw:text-box>
        </draw:frame>
        <draw:frame draw:style-name="gr13" draw:text-style-name="P13" draw:layer="layout" svg:width="5.2cm" svg:height="0.94cm" svg:x="0.127cm" svg:y="0.646cm">
          <draw:text-box>
            <text:p text:style-name="P12"><text:span text:style-name="T3"/></text:p>
            <text:p text:style-name="P12"><text:span text:style-name="T3">a) IEEE 754 single-precision</text:span></text:p>
          </draw:text-box>
        </draw:frame>
        <draw:frame draw:style-name="gr13" draw:text-style-name="P13" draw:layer="layout" svg:width="5.202cm" svg:height="0.94cm" svg:x="0.129cm" svg:y="1.547cm">
          <draw:text-box>
            <text:p text:style-name="P12"><text:span text:style-name="T3"/></text:p>
            <text:p text:style-name="P12"><text:span text:style-name="T3">b) IEEE half-precision 16-bit</text:span></text:p>
          </draw:text-box>
        </draw:frame>
        <draw:frame draw:style-name="gr14" draw:text-style-name="P13" draw:layer="layout" svg:width="5.201cm" svg:height="0.627cm" svg:x="0.13cm" svg:y="2.448cm">
          <draw:text-box>
            <text:p text:style-name="P12"><text:span text:style-name="T3"/></text:p>
            <text:p text:style-name="P12"><text:span text:style-name="T3">c) BFloat16 16-bit</text:span></text:p>
          </draw:text-box>
        </draw:frame>
        <draw:frame draw:style-name="gr14" draw:text-style-name="P13" draw:layer="layout" svg:width="5.2cm" svg:height="0.627cm" svg:x="0.132cm" svg:y="3.349cm">
          <draw:text-box>
            <text:p text:style-name="P12"><text:span text:style-name="T3"/></text:p>
            <text:p text:style-name="P12"><text:span text:style-name="T3">d) Float6 6-bit</text:span></text:p>
          </draw:text-box>
        </draw:frame>
        <draw:custom-shape draw:style-name="gr3" draw:text-style-name="P3" draw:layer="layout" svg:width="0.155cm" svg:height="0.381cm" svg:x="4.356cm" svg:y="4.4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667cm" svg:y="4.4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822cm" svg:y="4.4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55cm" svg:height="0.381cm" svg:x="4.977cm" svg:y="4.4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154cm" svg:height="0.381cm" svg:x="4.201cm" svg:y="4.486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4.356cm" svg:y1="4.308cm" svg:x2="4.356cm" svg:y2="4.485cm">
          <text:p/>
        </draw:line>
        <draw:line draw:style-name="gr9" draw:text-style-name="P9" draw:layer="layout" svg:x1="5.133cm" svg:y1="4.309cm" svg:x2="5.133cm" svg:y2="4.486cm">
          <text:p/>
        </draw:line>
        <draw:line draw:style-name="gr9" draw:text-style-name="P9" draw:layer="layout" svg:x1="4.356cm" svg:y1="4.308cm" svg:x2="5.133cm" svg:y2="4.308cm">
          <text:p/>
        </draw:line>
        <draw:frame draw:style-name="gr10" draw:text-style-name="P11" draw:layer="layout" svg:width="0.508cm" svg:height="0.627cm" svg:x="4.578cm" svg:y="4.027cm">
          <draw:text-box>
            <text:p text:style-name="P10"><text:span text:style-name="T2">5-bit</text:span></text:p>
          </draw:text-box>
        </draw:frame>
        <draw:frame draw:style-name="gr14" draw:text-style-name="P13" draw:layer="layout" svg:width="5.2cm" svg:height="0.627cm" svg:x="0.134cm" svg:y="4.249cm">
          <draw:text-box>
            <text:p text:style-name="P12"><text:span text:style-name="T3"/></text:p>
            <text:p text:style-name="P12"><text:span text:style-name="T3">e) Logarithmic 6-bit</text:span></text:p>
          </draw:text-box>
        </draw:frame>
        <draw:custom-shape draw:style-name="gr3" draw:text-style-name="P3" draw:layer="layout" svg:width="0.155cm" svg:height="0.381cm" svg:x="4.511cm" svg:y="4.48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5.132cm" svg:y1="0.062cm" svg:x2="5.132cm" svg:y2="4.865cm">
          <text:p/>
        </draw:line>
        <draw:frame draw:style-name="gr16" draw:text-style-name="P8" draw:layer="layout" svg:width="2.667cm" svg:height="0.627cm" svg:x="3.6cm" svg:y="0.062cm">
          <draw:text-box>
            <text:p><text:span text:style-name="T2">Sign <text:s text:c="3"/>Exponent <text:s text:c="3"/>Mantissa</text:span></text:p>
          </draw:text-box>
        </draw:frame>
        <draw:line draw:style-name="gr9" draw:text-style-name="P5" draw:layer="layout" svg:x1="3.816cm" svg:y1="0.381cm" svg:x2="3.816cm" svg:y2="0.8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05:13:39.172290078</dc:date>
    <meta:editing-duration>PT9H53M35S</meta:editing-duration>
    <meta:editing-cycles>19</meta:editing-cycles>
    <meta:generator>LibreOffice/6.4.7.2$Linux_X86_64 LibreOffice_project/40$Build-2</meta:generator>
    <meta:document-statistic meta:object-count="112"/>
  </office:meta>
</office:document-meta>
</file>